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"...Haa... Haa..."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Harukaze Tama, if I'm
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everyone's alrigh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"Uh... haa... haa..."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 little one caught a cold that's been going
around, she started to get feverish"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ort of cold that any adult could sleep
off, but not a child as young as mine. If her
temperature doesn't go down..."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 busy
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re isn't any fever medicine left to buy,
either. The whole town has stocked up on it..."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f only... we had a 'Mediseed', then..."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's the seed of a plant which can bring down
temperatures in a flash."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It makes an effective fever medicine if you
take it infused in a drink"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e plant only grows where the light doesn't
reach, so the closest place would probably be
Daav cavern, north of here..."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Eh? You're going?"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You can't do that! Caves are monster breeding
grounds! It's too dangerous"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B-but..."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My...! Is that true?"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"Th-thank you so much. I'll be waiting for your
return...!"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"Daav cavern is to the north of town."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"From what I remember, you can reach it using
the road to the west of here."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"Please bring me a 'Mediseed'. I'm counting
on you."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